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1c472f"/>
    </style:style>
    <style:style style:name="P51" style:family="paragraph" style:parent-style-name="Standard">
      <style:text-properties officeooo:paragraph-rsid="0f3ae219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6ac771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daa4aef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Footnote">
      <style:text-properties officeooo:paragraph-rsid="0f9ff6ff"/>
    </style:style>
    <style:style style:name="P67" style:family="paragraph" style:parent-style-name="Standard">
      <style:text-properties officeooo:paragraph-rsid="0faa7fc1"/>
    </style:style>
    <style:style style:name="P68" style:family="paragraph" style:parent-style-name="Footnote">
      <style:text-properties officeooo:paragraph-rsid="0fb1c99e"/>
    </style:style>
    <style:style style:name="P69" style:family="paragraph" style:parent-style-name="Standard">
      <style:text-properties officeooo:paragraph-rsid="0fb43033"/>
    </style:style>
    <style:style style:name="P70" style:family="paragraph" style:parent-style-name="Standard">
      <style:text-properties officeooo:paragraph-rsid="0fb7f9a9"/>
    </style:style>
    <style:style style:name="P71" style:family="paragraph" style:parent-style-name="Footnote">
      <style:text-properties officeooo:paragraph-rsid="0faa1a72" fo:background-color="transparent"/>
    </style:style>
    <style:style style:name="P72" style:family="paragraph" style:parent-style-name="Standard">
      <style:text-properties officeooo:paragraph-rsid="0fbc3d29"/>
    </style:style>
    <style:style style:name="P73" style:family="paragraph" style:parent-style-name="Standard">
      <style:text-properties officeooo:paragraph-rsid="0fc6bee0"/>
    </style:style>
    <style:style style:name="P74" style:family="paragraph" style:parent-style-name="Standard">
      <style:text-properties officeooo:paragraph-rsid="0fd6edde"/>
    </style:style>
    <style:style style:name="P75" style:family="paragraph" style:parent-style-name="Footnote">
      <style:text-properties officeooo:paragraph-rsid="0fe5d76c"/>
    </style:style>
    <style:style style:name="P76" style:family="paragraph" style:parent-style-name="Footnote">
      <style:text-properties officeooo:paragraph-rsid="0fdc6c00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Liberation Sans" fo:font-size="10pt" fo:language="en" fo:country="GB" officeooo:rsid="0fd6edde" style:font-size-asian="10pt" style:font-size-complex="10pt"/>
    </style:style>
    <style:style style:name="T18" style:family="text">
      <style:text-properties style:font-name="Liberation Sans" fo:font-size="10pt" fo:language="en" fo:country="GB" officeooo:rsid="0fd7ffa8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da2db6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6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language="en" fo:country="GB"/>
    </style:style>
    <style:style style:name="T20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fo:language="en" fo:country="GB" officeooo:rsid="0f28d107"/>
    </style:style>
    <style:style style:name="T209" style:family="text">
      <style:text-properties fo:language="en" fo:country="GB" officeooo:rsid="0f96de95"/>
    </style:style>
    <style:style style:name="T210" style:family="text">
      <style:text-properties officeooo:rsid="0fad59bb"/>
    </style:style>
    <style:style style:name="T21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7"><text:span text:style-name="Strong_20_Emphasis"><text:span text:style-name="T97">Checklist for installing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8"><text:user-field-get text:name="Version">22.04 LTS</text:user-field-get></text:span></text:span><text:span text:style-name="Strong_20_Emphasis"><text:span text:style-name="T99"><text:note text:id="ftn1" text:note-class="footnote"><text:note-citation>1</text:note-citation><text:note-body><text:p text:style-name="P66"><text:span text:style-name="T126">LTS stands for Long-Term Support, and this April </text:span><text:span text:style-name="Strong_20_Emphasis"><text:span text:style-name="T70"><text:user-field-get style:data-style-name="N0" text:name="Releaseyear">2022</text:user-field-get></text:span></text:span><text:span text:style-name="T128"><text:s/></text:span><text:span text:style-name="Strong_20_Emphasis"><text:span text:style-name="T131"><text:user-field-get text:name="Distro">Ubuntu</text:user-field-get></text:span></text:span><text:span text:style-name="T127"><text:s/></text:span><text:span text:style-name="T132"><text:user-field-get text:name="Version">22.04 LTS</text:user-field-get></text:span><text:span text:style-name="T132"><text:s/></text:span><text:span text:style-name="Strong_20_Emphasis"><text:span text:style-name="T133"><text:user-field-get text:name="Edition">Server</text:user-field-get></text:span></text:span><text:span text:style-name="T126"><text:s/>(codenamed </text:span><text:span text:style-name="T130">j</text:span><text:span text:style-name="T126">ammy) will be </text:span><text:span text:style-name="T129">supported</text:span><text:span text:style-name="T126"> for five years until April 2027.</text:span></text:p></text:note-body></text:note></text:span></text:span><text:span text:style-name="Strong_20_Emphasis"><text:span text:style-name="T100"><text:s/></text:span></text:span><text:span text:style-name="Strong_20_Emphasis"><text:span text:style-name="T101"><text:user-field-get text:name="Edition">Server</text:user-field-get></text:span></text:span><text:span text:style-name="Strong_20_Emphasis"><text:span text:style-name="T102">.</text:span></text:span></text:p>
      <text:p text:style-name="P16"/>
      <text:p text:style-name="P7"><text:span text:style-name="T112">Fill in the </text:span><text:span text:style-name="Strong_20_Emphasis"><text:span text:style-name="T68"><text:s/></text:span></text:span><text:span text:style-name="Strong_20_Emphasis"><text:span text:style-name="T42">text box</text:span></text:span><text:span text:style-name="T112"> behind the </text:span><text:span text:style-name="T120">underlined</text:span><text:span text:style-name="T113"> </text:span><text:span text:style-name="T112">words, see [explanation]:</text:span></text:p>
      <text:p text:style-name="P5"><text:span text:style-name="Definition"><text:span text:style-name="T207">user</text:span></text:span><text:span text:style-name="T161"><text:tab/><text:tab/></text:span><text:span text:style-name="T171"> <text:tab/><text:tab/><text:tab/></text:span><text:span text:style-name="T162"><draw:control text:anchor-type="as-char" svg:y="-0.4cm" draw:z-index="5" draw:name="Gebruiker" draw:style-name="gr2" draw:text-style-name="P83" svg:width="6.4cm" svg:height="0.6cm" draw:control="control6"><svg:title>Gebruiker</svg:title><svg:desc>Volledige naam, bijv. Jan Stek</svg:desc></draw:control></text:span><text:span text:style-name="T162"><text:tab/></text:span><text:span text:style-name="T163">[</text:span><text:span text:style-name="T164">full </text:span><text:span text:style-name="T172">na</text:span><text:span text:style-name="T174">me,</text:span><text:span text:style-name="T172"> </text:span><text:span text:style-name="T174">e.g.</text:span><text:span text:style-name="T172"> </text:span><text:span text:style-name="T173">J</text:span><text:span text:style-name="T178">a</text:span><text:span text:style-name="T173">n </text:span><text:span text:style-name="T178">Jansen</text:span><text:span text:style-name="T179">]</text:span></text:p>
      <text:p text:style-name="P50"><text:span text:style-name="Definition"><text:span text:style-name="T177">USER</text:span></text:span><text:span text:style-name="Definition"><text:span text:style-name="T206">na</text:span></text:span><text:span text:style-name="Definition"><text:span text:style-name="T208">me</text:span></text:span><text:span text:style-name="T176"><text:tab/><text:tab/><text:tab/></text:span><text:span text:style-name="T176"><draw:control text:anchor-type="as-char" svg:y="-0.4cm" draw:z-index="14" draw:name="Gberuikersnaam 2" draw:style-name="gr2" draw:text-style-name="P83" svg:width="6.4cm" svg:height="0.6cm" draw:control="control15"><svg:title>Gebruikersnaam</svg:title><svg:desc>Korte naam, bijv. jan</svg:desc></draw:control></text:span><text:span text:style-name="T176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7">j</text:span><text:span text:style-name="T108">a</text:span><text:span text:style-name="T107">n</text:span><text:span text:style-name="T109">]</text:span></text:p>
      <text:p text:style-name="P4"><text:span text:style-name="Definition"><text:span text:style-name="T209">serv</text:span></text:span><text:span text:style-name="Definition"><text:span text:style-name="T206">ERNA</text:span></text:span><text:span text:style-name="Definition"><text:span text:style-name="T208">me</text:span></text:span><text:span text:style-name="T180"><text:tab/><text:tab/></text:span><text:span text:style-name="T206"><draw:control text:anchor-type="as-char" svg:y="-0.4cm" draw:z-index="6" draw:name="Computernaam" draw:style-name="gr2" draw:text-style-name="P83" svg:width="6.4cm" svg:height="0.6cm" draw:control="control7"><svg:title>Computernaam</svg:title><svg:desc>Unieke naam van de computer</svg:desc></draw:control></text:span><text:span text:style-name="T206"><text:tab/></text:span><text:span text:style-name="T181">[</text:span><text:span text:style-name="T182">na</text:span><text:span text:style-name="T186">me of the</text:span><text:span text:style-name="T182"> </text:span><text:span text:style-name="T187">server</text:span><text:span text:style-name="T183">, </text:span><text:span text:style-name="T186">e.g.</text:span><text:span text:style-name="T184"> </text:span><text:span text:style-name="T187">sv</text:span><text:span text:style-name="T185">02</text:span><text:span text:style-name="T181">]</text:span></text:p>
      <text:p text:style-name="P9"><text:span text:style-name="Definition"><text:span text:style-name="T189">USER</text:span></text:span><text:span text:style-name="T188"><text:tab/><text:tab/></text:span><text:span text:style-name="T171"> <text:tab/><text:tab/><text:tab/></text:span><text:span text:style-name="T162"><draw:control text:anchor-type="as-char" svg:y="-0.4cm" draw:z-index="11" draw:name="Gebruiker 1" draw:style-name="gr2" draw:text-style-name="P83" svg:width="6.4cm" svg:height="0.6cm" draw:control="control12"><svg:title>Gebruiker</svg:title><svg:desc>Volledige naam, bijv. Jan Stek</svg:desc></draw:control></text:span><text:span text:style-name="T162"><text:tab/></text:span><text:span text:style-name="T163">[</text:span><text:span text:style-name="T165">full </text:span><text:span text:style-name="T166">na</text:span><text:span text:style-name="T167">me</text:span><text:span text:style-name="T166"> possibly </text:span><text:span text:style-name="T168">addit</text:span><text:span text:style-name="T170">i</text:span><text:span text:style-name="T168">onal </text:span><text:span text:style-name="T169">user</text:span><text:span text:style-name="T175">]</text:span></text:p>
      <text:p text:style-name="P72"><text:span text:style-name="Definition"><text:span text:style-name="T189">USERN</text:span></text:span><text:span text:style-name="Definition"><text:span text:style-name="T190">a</text:span></text:span><text:span text:style-name="Definition"><text:span text:style-name="T191">me</text:span></text:span><text:span text:style-name="Definition"><text:span text:style-name="T195"><text:tab/><text:tab/><text:tab/></text:span></text:span><text:span text:style-name="T176"><draw:control text:anchor-type="as-char" svg:y="-0.4cm" draw:z-index="12" draw:name="Gberuikersnaam 1" draw:style-name="gr2" draw:text-style-name="P83" svg:width="6.4cm" svg:height="0.6cm" draw:control="control13"><svg:title>Gebruikersnaam</svg:title><svg:desc>Korte naam, bijv. jan</svg:desc></draw:control></text:span><text:span text:style-name="T176"><text:tab/></text:span><text:span text:style-name="T193">[</text:span><text:span text:style-name="T194">user</text:span><text:span text:style-name="T192"> </text:span><text:span text:style-name="T197">na</text:span><text:span text:style-name="T198">me</text:span><text:span text:style-name="T197"> possibly </text:span><text:span text:style-name="T199">addit</text:span><text:span text:style-name="T201">i</text:span><text:span text:style-name="T199">onal </text:span><text:span text:style-name="T200">user</text:span><text:span text:style-name="T196">]</text:span></text:p>
      <text:p text:style-name="P6"><text:span text:style-name="T110">Replace the </text:span><text:span text:style-name="T119">underlined</text:span><text:span text:style-name="T110"> words in this checklist with those in the </text:span><text:span text:style-name="Strong_20_Emphasis"><text:span text:style-name="T27">te</text:span></text:span><text:span text:style-name="Strong_20_Emphasis"><text:span text:style-name="T39">x</text:span></text:span><text:span text:style-name="Strong_20_Emphasis"><text:span text:style-name="T27">t </text:span></text:span><text:span text:style-name="Strong_20_Emphasis"><text:span text:style-name="T39">box</text:span></text:span><text:span text:style-name="T110">.</text:span></text:p>
      <text:p text:style-name="P37"/>
      <text:p text:style-name="P37"/>
      <text:p text:style-name="P8"><text:span text:style-name="T117">New installation?</text:span><text:span text:style-name="T111"><text:tab/></text:span><text:span text:style-name="T115"></text:span><text:span text:style-name="T116"><text:tab/>Start at chapter</text:span><text:span text:style-name="T111"> </text:span><text:span text:style-name="T117"><text:bookmark-ref text:reference-format="page" text:ref-name="__RefNumPara__4009_1271708128">2</text:bookmark-ref></text:span><text:span text:style-name="T111"><text:s text:c="2"/></text:span><text:span text:style-name="T118"><text:bookmark-ref text:reference-format="text" text:ref-name="__RefNumPara__4009_1271708128">Perform installation</text:bookmark-ref></text:span><text:span text:style-name="T114">.</text:span></text:p>
      <text:p text:style-name="P22"/>
      <text:p text:style-name="P22"/>
      <text:list xml:id="list3964623323" text:style-name="L1">
        <text:list-item>
          <text:p text:style-name="P79"><text:bookmark-start text:name="__RefNumPara__4083_1271708128"/>Prepar<text:span text:style-name="T210">e</text:span> installatio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9" draw:name="Vorm3_0" draw:style-name="gr1" draw:text-style-name="P82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17" draw:name="Vorm3_ 1" draw:style-name="gr1" draw:text-style-name="P82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71">Login any additional </text:span></text:span><text:span text:style-name="Definition"><text:span text:style-name="T205">USER</text:span></text:span><text:span text:style-name="User_20_Entry"><text:span text:style-name="T75">s</text:span></text:span><text:span text:style-name="User_20_Entry"><text:span text:style-name="T79"> </text:span></text:span><text:span text:style-name="User_20_Entry"><text:span text:style-name="T71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28">Install </text:span></text:span><text:span text:style-name="Strong_20_Emphasis"><text:span text:style-name="T45">Debian-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67"><text:span text:style-name="T13">Type </text:span><text:span text:style-name="Strong_20_Emphasis"><text:span text:style-name="T69">'</text:span></text:span><text:span text:style-name="User_20_Entry"><text:span text:style-name="T89">wget karelzimmer.nl/</text:span></text:span><text:span text:style-name="User_20_Entry"><text:span text:style-name="T90">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3"><text:span text:style-name="T13">Type </text:span><text:span text:style-name="Strong_20_Emphasis"><text:span text:style-name="T69">'</text:span></text:span><text:span text:style-name="User_20_Entry"><text:span text:style-name="T91">bash 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45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18" draw:name="Vorm 3" draw:style-name="gr1" draw:text-style-name="P82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3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67"><text:span text:style-name="Strong_20_Emphasis"><text:span text:style-name="T30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69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3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2">Follow the instructions on the screen.</text:span></text:span></text:p>
          </table:table-cell>
        </table:table-row>
      </table:table>
      <text:p text:style-name="P12"/>
      <text:list xml:id="list112019726647885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8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21">Boot the computer from</text:span><text:span text:style-name="T125"><text:note text:id="ftn4" text:note-class="footnote"><text:note-citation>1</text:note-citation><text:note-body><text:p text:style-name="P71"><text:span text:style-name="T85">Boot menu/Setup via one of the </text:span><text:span text:style-name="T86">f</text:span><text:span text:style-name="T85">requently used keys:</text:span> Esc, Delete, F1, F2, <text:span text:style-name="T211">F9, </text:span>F10, F11, or F12.</text:p></text:note-body></text:note></text:span><text:span text:style-name="T121"> an</text:span><text:span text:style-name="T123"> </text:span><text:span text:style-name="Strong_20_Emphasis"><text:span text:style-name="T105"><text:user-field-get text:name="Distro">Ubuntu</text:user-field-get></text:span></text:span><text:span text:style-name="T124"><text:s/></text:span><text:span text:style-name="T106"><text:user-field-get text:name="Version">22.04 LTS</text:user-field-get></text:span><text:span text:style-name="T61"><text:s/>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8"><text:span text:style-name="T16">From a Live USB stick you can boot and work with </text:span><text:span text:style-name="Strong_20_Emphasis"><text:span text:style-name="T131"><text:user-field-get text:name="Distro">Ubuntu</text:user-field-get></text:span></text:span><text:span text:style-name="Strong_20_Emphasis"><text:span text:style-name="T131"><text:s/></text:span></text:span><text:span text:style-name="T16">without modifying any files on the hard drive and also allows installation of </text:span><text:span text:style-name="Strong_20_Emphasis"><text:span text:style-name="T131"><text:user-field-get text:name="Distro">Ubuntu</text:user-field-get></text:span></text:span><text:span text:style-name="Strong_20_Emphasis"><text:span text:style-name="T131">.</text:span></text:span></text:p></text:note-body></text:note></text:span><text:span text:style-name="T121"> USB stick</text:span><text:span text:style-name="T62"><text:note text:id="ftn6" text:note-class="footnote"><text:note-citation>3</text:note-citation><text:note-body><text:p text:style-name="P76"><text:span text:style-name="Strong_20_Emphasis"><text:span text:style-name="T72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02">releases.ubuntu.com</text:span></text:span></text:a><text:span text:style-name="Strong_20_Emphasis"><text:span text:style-name="T73">,</text:span></text:span><text:span text:style-name="Strong_20_Emphasis"><text:span text:style-name="T72"> click </text:span></text:span><text:span text:style-name="Strong_20_Emphasis"><text:span text:style-name="T78"><text:user-field-get text:name="Distro">Ubuntu</text:user-field-get></text:span></text:span><text:span text:style-name="Strong_20_Emphasis"><text:span text:style-name="T78"><text:s/></text:span></text:span><text:span text:style-name="Strong_20_Emphasis"><text:span text:style-name="T78"><text:user-field-get text:name="Version">22.04 LTS</text:user-field-get></text:span></text:span><text:span text:style-name="Strong_20_Emphasis"><text:span text:style-name="T76"><text:s/>(Jammy Jellyfish)</text:span></text:span><text:span text:style-name="Strong_20_Emphasis"><text:span text:style-name="T72">, and then click </text:span></text:span><text:span text:style-name="Strong_20_Emphasis"><text:span text:style-name="T74">behind </text:span></text:span><text:span text:style-name="Strong_20_Emphasis"><text:span text:style-name="T77">Server install image</text:span></text:span><text:span text:style-name="Strong_20_Emphasis"><text:span text:style-name="T74"> on</text:span></text:span><text:span text:style-name="Strong_20_Emphasis"><text:span text:style-name="T72"> </text:span></text:span><text:span text:style-name="Strong_20_Emphasis"><text:span text:style-name="T80">64-bit PC (AMD64) </text:span></text:span><text:span text:style-name="Strong_20_Emphasis"><text:span text:style-name="T81">server install</text:span></text:span><text:span text:style-name="Strong_20_Emphasis"><text:span text:style-name="T80"> image</text:span></text:span><text:span text:style-name="Strong_20_Emphasis"><text:span text:style-name="T72">.</text:span></text:span></text:p><text:p text:style-name="P75"><text:span text:style-name="Strong_20_Emphasis"><text:span text:style-name="T72"><text:tab/></text:span></text:span><text:span text:style-name="Strong_20_Emphasis"><text:span text:style-name="T84">The next steps are described in </text:span></text:span><text:span text:style-name="Strong_20_Emphasis"><text:span text:style-name="T82">Linux informati</text:span></text:span><text:span text:style-name="Strong_20_Emphasis"><text:span text:style-name="T83">on</text:span></text:span><text:span text:style-name="Strong_20_Emphasis"><text:span text:style-name="T84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3">karelzimmer.nl</text:span></text:span></text:a><text:span text:style-name="Strong_20_Emphasis"><text:span text:style-name="T84">, under </text:span></text:span><text:span text:style-name="Strong_20_Emphasis"><text:span text:style-name="T82">Linux</text:span></text:span><text:span text:style-name="Strong_20_Emphasis"><text:span text:style-name="T84">.</text:span></text:span></text:p></text:note-body></text:note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21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22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><text:span text:style-name="Strong_20_Emphasis"><text:span text:style-name="T67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92">Follow the instructions on the </text:span></text:span><text:span text:style-name="Strong_20_Emphasis"><text:span text:style-name="T93">installation </text:span></text:span><text:span text:style-name="Strong_20_Emphasis"><text:span text:style-name="T92">screens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28"><draw:control text:anchor-type="as-char" draw:z-index="13" draw:name="Vorm 1" draw:style-name="gr1" draw:text-style-name="P82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7"><text:span text:style-name="T141">At</text:span><text:span text:style-name="T140"> </text:span><text:span text:style-name="Strong_20_Emphasis"><text:span text:style-name="T144">Profile setup</text:span></text:span><text:span text:style-name="Strong_20_Emphasis"><text:span text:style-name="T138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7" office:value-type="string">
            <text:p text:style-name="P18"><text:span text:style-name="T149">Enter</text:span><text:span text:style-name="T145"> </text:span><text:span text:style-name="Strong_20_Emphasis"><text:span text:style-name="T144">Your</text:span></text:span><text:span text:style-name="Strong_20_Emphasis"><text:span text:style-name="T146"> n</text:span></text:span><text:span text:style-name="Strong_20_Emphasis"><text:span text:style-name="T147">a</text:span></text:span><text:span text:style-name="Strong_20_Emphasis"><text:span text:style-name="T144">me</text:span></text:span><text:span text:style-name="Strong_20_Emphasis"><text:span text:style-name="T151"> </text:span></text:span><text:span text:style-name="Definition"><text:span text:style-name="T4">user</text:span></text:span><text:span text:style-name="Strong_20_Emphasis"><text:span text:style-name="T152">, <text:line-break/></text:span></text:span><text:span text:style-name="Strong_20_Emphasis"><text:span text:style-name="T144">Your server</text:span></text:span><text:span text:style-name="Strong_20_Emphasis"><text:span text:style-name="T154">'</text:span></text:span><text:span text:style-name="Strong_20_Emphasis"><text:span text:style-name="T155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1">,<text:line-break/></text:span></text:span><text:span text:style-name="Strong_20_Emphasis"><text:span text:style-name="T148">Pick a username</text:span></text:span><text:span text:style-name="Strong_20_Emphasis"><text:span text:style-name="T151"> </text:span></text:span><text:span text:style-name="Definition"><text:span text:style-name="T4">username</text:span></text:span><text:span text:style-name="Strong_20_Emphasis"><text:span text:style-name="T151">, </text:span></text:span><text:span text:style-name="Strong_20_Emphasis"><text:span text:style-name="T153">and</text:span></text:span><text:span text:style-name="Strong_20_Emphasis"><text:span text:style-name="T151"><text:line-break/></text:span></text:span><text:span text:style-name="Strong_20_Emphasis"><text:span text:style-name="T139">enter a </text:span></text:span><text:span text:style-name="Strong_20_Emphasis"><text:span text:style-name="T142">password</text:span></text:span><text:span text:style-name="Strong_20_Emphasis"><text:span text:style-name="T139"> twice</text:span></text:span><text:span text:style-name="Strong_20_Emphasis"><text:span text:style-name="T150">.</text:span></text:span></text:p>
          </table:table-cell>
        </table:table-row>
      </table:table>
      <text:p text:style-name="P38"><text:span text:style-name="Strong_20_Emphasis"><text:span text:style-name="T50"/></text:span></text:p>
      <text:list xml:id="list112019011125871" text:continue-numbering="true" text:style-name="L1">
        <text:list-item>
          <text:p text:style-name="P78"><text:span text:style-name="Strong_20_Emphasis"><text:span text:style-name="T60">Finish installation</text:span></text:span></text:p>
        </text:list-item>
      </text:list>
      <text:p text:style-name="P39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8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42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8"><draw:control text:anchor-type="as-char" draw:z-index="7" draw:name="Vorm4_1" draw:style-name="gr1" draw:text-style-name="P82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28">Install </text:span></text:span><text:span text:style-name="Strong_20_Emphasis"><text:span text:style-name="T46">Debian-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67"><text:span text:style-name="T13">Type </text:span><text:span text:style-name="Strong_20_Emphasis"><text:span text:style-name="T69">'</text:span></text:span><text:span text:style-name="User_20_Entry"><text:span text:style-name="T89">wget karelzimmer.nl/</text:span></text:span><text:span text:style-name="User_20_Entry"><text:span text:style-name="T90">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73"><text:span text:style-name="T13">Type </text:span><text:span text:style-name="Strong_20_Emphasis"><text:span text:style-name="T69">'</text:span></text:span><text:span text:style-name="User_20_Entry"><text:span text:style-name="T91">bash 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6" office:value-type="string">
            <text:p text:style-name="P46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7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8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5"><text:span text:style-name="Strong_20_Emphasis"><text:span text:style-name="T3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9" office:value-type="string">
            <text:p text:style-name="P67"><text:span text:style-name="Strong_20_Emphasis"><text:span text:style-name="T30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8"/></text:span></text:p>
          </table:table-cell>
          <table:table-cell table:style-name="_33_._5f_Installatie_5f_afronden.C10" office:value-type="string">
            <text:p text:style-name="P70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59">3</text:span></text:span><text:span text:style-name="Strong_20_Emphasis"><text:span text:style-name="T94"> <text:s/></text:span></text:span><text:span text:style-name="Strong_20_Emphasis"><text:span text:style-name="T95">Finish installatio</text:span></text:span><text:span text:style-name="Strong_20_Emphasis"><text:span text:style-name="T96">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47"><text:span text:style-name="Strong_20_Emphasis"><text:span text:style-name="T32">Follow the instructions on the screen.</text:span></text:span></text:p>
          </table:table-cell>
        </table:table-row>
      </table:table>
      <text:p text:style-name="P39"><text:span text:style-name="Strong_20_Emphasis"><text:span text:style-name="T23"><text:tab/></text:span></text:span></text:p>
      <text:p text:style-name="P40"><text:span text:style-name="Strong_20_Emphasis"><text:span text:style-name="T35"/></text:span></text:p>
      <text:p text:style-name="P41"><text:span text:style-name="Strong_20_Emphasis"><text:span text:style-name="T32"/></text:span></text:p>
      <text:list xml:id="list112019539825620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43">rovision user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8" draw:name="Vorm40_0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5" draw:name="Vorm40_ 1" draw:style-name="gr1" draw:text-style-name="P82" svg:width="0.35cm" svg:height="0.35cm" draw:control="control16"/></text:span></text:span></text:p>
          </table:table-cell>
          <table:table-cell table:style-name="Tabel2.D1" office:value-type="string">
            <text:p text:style-name="P19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54"><text:span text:style-name="User_20_Entry"><text:span text:style-name="T88">Login any additional </text:span></text:span><text:span text:style-name="Definition"><text:span text:style-name="T204">USER</text:span></text:span><text:span text:style-name="User_20_Entry"><text:span text:style-name="T87">s </text:span></text:span><text:span text:style-name="User_20_Entry"><text:span text:style-name="T88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0" draw:name="Vorm40_2" draw:style-name="gr1" draw:text-style-name="P82" svg:width="0.35cm" svg:height="0.35cm" draw:control="control11"/></text:span></text:span></text:p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6" draw:name="Vorm40_ 2" draw:style-name="gr1" draw:text-style-name="P82" svg:width="0.35cm" svg:height="0.35cm" draw:control="control17"/></text:span></text:span></text:p>
          </table:table-cell>
          <table:table-cell table:style-name="Tabel2.D3" office:value-type="string">
            <text:p text:style-name="P20"><text:span text:style-name="Strong_20_Emphasis"><text:span text:style-name="T38">Set up the </text:span></text:span><text:span text:style-name="Strong_20_Emphasis"><text:span text:style-name="T41">user</text:span></text:span><text:span text:style-name="Strong_20_Emphasis"><text:span text:style-name="T38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67"><text:span text:style-name="Strong_20_Emphasis"><text:span text:style-name="T30">Type 'kz menu'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21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48"><text:span text:style-name="Strong_20_Emphasis"><text:span text:style-name="T32">Follow the instructions on the screen.</text:span></text:span></text:p>
          </table:table-cell>
        </table:table-row>
      </table:table>
      <text:p text:style-name="P27"/>
      <text:p text:style-name="P28"/>
      <text:p text:style-name="P36"><text:span text:style-name="T136">End of checklist,</text:span><text:span text:style-name="T137"> </text:span><text:span text:style-name="Strong_20_Emphasis"><text:span text:style-name="T103"><text:user-field-get text:name="Distro">Ubuntu</text:user-field-get></text:span></text:span><text:span text:style-name="T135"><text:s/></text:span><text:span text:style-name="T134"><text:user-field-get text:name="Version">22.04 LTS</text:user-field-get></text:span><text:span text:style-name="Strong_20_Emphasis"><text:span text:style-name="T104"><text:s/></text:span></text:span><text:span text:style-name="Strong_20_Emphasis"><text:span text:style-name="T66"><text:user-field-get text:name="Edition">Server</text:user-field-get></text:span></text:span><text:span text:style-name="Strong_20_Emphasis"><text:span text:style-name="T66"><text:s/></text:span></text:span><text:span text:style-name="T136">installation is complete.</text:span></text:p>
      <text:p text:style-name="P15"/>
      <text:p text:style-name="P10"><text:span text:style-name="Emphasis"><text:span text:style-name="T158">Written</text:span></text:span><text:span text:style-name="Emphasis"><text:span text:style-name="T156"> </text:span></text:span><text:span text:style-name="Emphasis"><text:span text:style-name="T158">by</text:span></text:span><text:span text:style-name="Emphasis"><text:span text:style-name="T15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7">Karel Zimmer</text:span></text:span></text:a><text:span text:style-name="Emphasis"><text:span text:style-name="T156">, </text:span></text:span><text:a xlink:type="simple" xlink:href="https://creativecommons.org/publicdomain/zero/1.0" text:style-name="Internet_20_link" text:visited-style-name="Visited_20_Internet_20_Link"><text:span text:style-name="Emphasis"><text:span text:style-name="T159">CC0 1.0 Universal</text:span></text:span></text:a><text:span text:style-name="Emphasis"><text:span text:style-name="T156">, </text:span></text:span><text:span text:style-name="Strong_20_Emphasis"><text:span text:style-name="T32"><text:user-field-get style:data-style-name="N0" text:name="Releaseyear">2022</text:user-field-get></text:span></text:span><text:span text:style-name="Strong_20_Emphasis"><text:span text:style-name="T32">-</text:span></text:span><text:span text:style-name="Strong_20_Emphasis"><text:span text:style-name="T32"><text:date style:data-style-name="N10111" text:date-value="2023-05-13T10:11:41.587769854" text:fixed="true">2023</text:date></text:span></text:span><text:span text:style-name="Emphasis"><text:span text:style-name="T16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11-03T11:20:18.162207584">03/11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03T11:20:17.986953426</dc:date>
    <meta:keyword>Installatie</meta:keyword>
    <meta:keyword>Checklist</meta:keyword>
    <meta:keyword>Linux</meta:keyword>
    <meta:editing-cycles>6823</meta:editing-cycles>
    <meta:editing-duration>P11DT23H5M47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69" meta:word-count="409" meta:character-count="2607" meta:non-whitespace-character-count="2226"/>
    <meta:user-defined meta:name="Info 1"/>
    <meta:user-defined meta:name="Info 2"/>
    <meta:user-defined meta:name="Info 3"/>
    <meta:user-defined meta:name="Info 4"/>
  </office:meta>
</office:document-meta>
</file>